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dc289"/>
    </style:style>
    <style:style style:name="P2" style:family="paragraph" style:parent-style-name="Text_20_body" style:list-style-name="L2"/>
    <style:style style:name="P3" style:family="paragraph" style:parent-style-name="Text_20_body" style:list-style-name="L2">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text-properties officeooo:paragraph-rsid="000dc289"/>
    </style:style>
    <style:style style:name="P5" style:family="paragraph" style:parent-style-name="Text_20_body" style:list-style-name="L2">
      <style:paragraph-properties fo:margin-top="0in" fo:margin-bottom="0in" loext:contextual-spacing="false"/>
      <style:text-properties officeooo:paragraph-rsid="000f25a0"/>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officeooo:rsid="000dc289"/>
    </style:style>
    <style:style style:name="T5" style:family="text">
      <style:text-properties fo:color="#0000ff" officeooo:rsid="000dc289"/>
    </style:style>
    <style:style style:name="T6" style:family="text">
      <style:text-properties fo:color="#0000ff" officeooo:rsid="000f25a0"/>
    </style:style>
    <style:style style:name="T7" style:family="text">
      <style:text-properties officeooo:rsid="000f25a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eto 3</text:h>
      <text:section text:style-name="Sect1" text:name="yui_3_17_2_1_1622464356469_22">
        <text:p text:style-name="Text_20_body"><text:span text:style-name="T1">Límite de entrega</text:span>: domingo, 20 de junio de 2021, 23:59<text:line-break/><text:span text:style-name="T1">Número máximo de ficheros</text:span>: 1<text:line-break/><text:span text:style-name="T1">Tipo de trabajo</text:span>: Individual<text:line-break/><text:span text:style-name="T1">Ajustes</text:span>: Calif. máxima: 100<text:line-break/><text:span text:style-name="T1">Ejecutar</text:span>: Sí. <text:span text:style-name="T1">Ejecutar script</text:span>: PYTHON-3. <text:span text:style-name="T1">Depurar</text:span>: Sí. <text:span text:style-name="T1">Script de depuración</text:span>: PYTHON-3. <text:span text:style-name="T1">Evaluar</text:span>: No</text:p>
        <text:section text:style-name="Sect1" text:name="yui_3_17_2_1_1622464356469_21">
          <text:p text:style-name="Text_20_body"/>
          <text:section text:style-name="Sect1" text:name="yui_3_17_2_1_1622464356469_20">
            <text:h text:style-name="Heading_20_1" text:outline-level="1"><text:span text:style-name="Strong_20_Emphasis"><text:span text:style-name="T2">Reto propuesto: </text:span></text:span></text:h>
            <text:p text:style-name="Text_20_body"><text:span text:style-name="T3">Situación:</text:span> El programa de Ingeniería ambiental de la Universidad El Bosque en una de sus salidas de campo, ha registrado un par de temperaturas diarias (máxima, mínima) para todos los días que permanecieron en campo. Dadas las condiciones del terreno donde se encontraban, no era posible tener temperaturas menores de 5 grados ni mayores de 35 grados, que se consideraron errores, pero igual se registraron para su estudio posterior. La pareja de temperaturas (0,0) indicará que se han terminado los datos de la salida de campo.</text:p>
            <text:p text:style-name="P1">El director del programa le ha solicitado a usted como programador, que le desarrolle un programa en lenguaje Python que le permita:</text:p>
            <text:list xml:id="list836119618" text:style-name="L2">
              <text:list-item>
                <text:p text:style-name="P4">Leer desde el teclado todos los datos registrados en la salida de campo <text:span text:style-name="T4">(</text:span><text:span text:style-name="T5">máximo y mínimo por día</text:span><text:span text:style-name="T4">)</text:span>. </text:p>
              </text:list-item>
              <text:list-item>
                <text:p text:style-name="P3">Mostrar en consola el número total de días que duró la salida de campo. <text:span text:style-name="T4">(</text:span><text:span text:style-name="T5">Número de pares de entradas</text:span><text:span text:style-name="T4">)</text:span> </text:p>
              </text:list-item>
              <text:list-item>
                <text:p text:style-name="P5">Mostrar en consola cuantos días en total se tuvieron temperaturas con <text:span text:style-name="T4">ambos </text:span>error, de los cuales se debe informar cuántos fueron<text:span text:style-name="T4"> </text:span>por temperaturas menores de 5 grados <text:span text:style-name="T7">(</text:span><text:span text:style-name="T6">no contar si se producen ambos errores al mismo tiempo</text:span><text:span text:style-name="T7">)</text:span>, cuántos fueron por temperaturas mayores de 35 grados <text:span text:style-name="T7">(</text:span><text:span text:style-name="T6">no contar si se producen ambos errores al mismo tiempo)</text:span>, y cuántos por ambos errores <text:span text:style-name="T6">al mismo tiempo.</text:span></text:p>
              </text:list-item>
              <text:list-item>
                <text:p text:style-name="P4">Mostrar en consola la temperatura media máxima <text:span text:style-name="T4">y mínima</text:span>, sin tener en cuenta los días en que se reportaron errores <text:span text:style-name="T7">(</text:span><text:span text:style-name="T6">máxima y mínima dias buenos</text:span><text:span text:style-name="T7">)</text:span>. </text:p>
              </text:list-item>
              <text:list-item>
                <text:p text:style-name="P2">Mostrar en consola el porcentaje <text:span text:style-name="T4">(Ef. 77.7, 40.5, etc.) </text:span>de días que se reportaron errores respecto del total de días reportados. </text:p>
              </text:list-item>
            </text:list>
          </text:section>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1T07:36:31.272946533</meta:creation-date>
    <dc:date>2021-05-31T07:53:03.996834328</dc:date>
    <meta:editing-duration>PT4M32S</meta:editing-duration>
    <meta:editing-cycles>1</meta:editing-cycles>
    <meta:document-statistic meta:table-count="0" meta:image-count="0" meta:object-count="0" meta:page-count="1" meta:paragraph-count="10" meta:word-count="299" meta:character-count="1784" meta:non-whitespace-character-count="1495"/>
    <meta:generator>LibreOffice/6.4.7.2$Linux_X86_64 LibreOffice_project/40$Build-2</meta:generator>
  </office:meta>
</office:document-meta>
</file>